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11"/>
    <style:style style:name="ce4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35.42mm" svg:y="74.28mm">
            <loext:p draw:notify-on-update-of-ranges="Feuille1.G1:Feuille1.G1 Feuille1.G2:Feuille1.G17 Feuille1.I1:Feuille1.I1 Feuille1.I2:Feuille1.I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peech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Unique words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Phrases</text:p>
          </table:table-cell>
          <table:table-cell/>
          <table:table-cell office:value-type="string" calcext:value-type="string">
            <text:p>Sentence length</text:p>
          </table:table-cell>
          <table:table-cell/>
          <table:table-cell office:value-type="string" calcext:value-type="string">
            <text:p>Unique word rat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1096" calcext:value-type="float">
            <text:p>11096</text:p>
          </table:table-cell>
          <table:table-cell office:value-type="float" office:value="3166" calcext:value-type="float">
            <text:p>3166</text:p>
          </table:table-cell>
          <table:table-cell office:value-type="float" office:value="541" calcext:value-type="float">
            <text:p>541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2" table:formula="of:=[.B2]/[.D2]" office:value-type="float" office:value="20.5101663585952" calcext:value-type="float">
            <text:p>21</text:p>
          </table:table-cell>
          <table:table-cell table:style-name="ce3"/>
          <table:table-cell table:style-name="ce4" table:formula="of:=[.C2]/[.B2]" office:value-type="percentage" office:value="0.285328046142754" calcext:value-type="percentage">
            <text:p>29%</text:p>
          </table:table-cell>
          <table:table-cell table:number-columns-repeated="2"/>
          <table:table-cell table:formula="of:=16/100"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office:value-type="float" office:value="18674" calcext:value-type="float">
            <text:p>18674</text:p>
          </table:table-cell>
          <table:table-cell office:value-type="float" office:value="6505" calcext:value-type="float">
            <text:p>6505</text:p>
          </table:table-cell>
          <table:table-cell office:value-type="float" office:value="1154" calcext:value-type="float">
            <text:p>1154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2" table:formula="of:=[.B3]/[.D3]" office:value-type="float" office:value="16.1819757365685" calcext:value-type="float">
            <text:p>16</text:p>
          </table:table-cell>
          <table:table-cell table:style-name="ce3"/>
          <table:table-cell table:style-name="ce4" table:formula="of:=[.C3]/[.B3]" office:value-type="percentage" office:value="0.348345292920638" calcext:value-type="percentage">
            <text:p>3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</text:p>
          </table:table-cell>
          <table:table-cell office:value-type="float" office:value="7978" calcext:value-type="float">
            <text:p>7978</text:p>
          </table:table-cell>
          <table:table-cell office:value-type="float" office:value="2422" calcext:value-type="float">
            <text:p>2422</text:p>
          </table:table-cell>
          <table:table-cell office:value-type="float" office:value="413" calcext:value-type="float">
            <text:p>413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2" table:formula="of:=[.B4]/[.D4]" office:value-type="float" office:value="19.317191283293" calcext:value-type="float">
            <text:p>19</text:p>
          </table:table-cell>
          <table:table-cell table:style-name="ce3"/>
          <table:table-cell table:style-name="ce4" table:formula="of:=[.C4]/[.B4]" office:value-type="percentage" office:value="0.303584858360491" calcext:value-type="percentage">
            <text:p>3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n Féin </text:p>
          </table:table-cell>
          <table:table-cell office:value-type="float" office:value="2291" calcext:value-type="float">
            <text:p>2291</text:p>
          </table:table-cell>
          <table:table-cell office:value-type="float" office:value="930" calcext:value-type="float">
            <text:p>930</text:p>
          </table:table-cell>
          <table:table-cell office:value-type="float" office:value="141" calcext:value-type="float">
            <text:p>141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2" table:formula="of:=[.B5]/[.D5]" office:value-type="float" office:value="16.2482269503546" calcext:value-type="float">
            <text:p>16</text:p>
          </table:table-cell>
          <table:table-cell table:style-name="ce3"/>
          <table:table-cell table:style-name="ce4" table:formula="of:=[.C5]/[.B5]" office:value-type="percentage" office:value="0.405936272370144" calcext:value-type="percentage">
            <text:p>4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 Party</text:p>
          </table:table-cell>
          <table:table-cell office:value-type="float" office:value="2841" calcext:value-type="float">
            <text:p>2841</text:p>
          </table:table-cell>
          <table:table-cell office:value-type="float" office:value="1293" calcext:value-type="float">
            <text:p>1293</text:p>
          </table:table-cell>
          <table:table-cell office:value-type="float" office:value="154" calcext:value-type="float">
            <text:p>154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table:formula="of:=[.B6]/[.D6]" office:value-type="float" office:value="18.4480519480519" calcext:value-type="float">
            <text:p>18</text:p>
          </table:table-cell>
          <table:table-cell table:style-name="ce3"/>
          <table:table-cell table:style-name="ce4" table:formula="of:=[.C6]/[.B6]" office:value-type="percentage" office:value="0.455121436114044" calcext:value-type="percentage">
            <text:p>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IP</text:p>
          </table:table-cell>
          <table:table-cell office:value-type="float" office:value="22399" calcext:value-type="float">
            <text:p>22399</text:p>
          </table:table-cell>
          <table:table-cell office:value-type="float" office:value="7525" calcext:value-type="float">
            <text:p>7525</text:p>
          </table:table-cell>
          <table:table-cell office:value-type="float" office:value="1194" calcext:value-type="float">
            <text:p>1194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2" table:formula="of:=[.B7]/[.D7]" office:value-type="float" office:value="18.7596314907873" calcext:value-type="float">
            <text:p>19</text:p>
          </table:table-cell>
          <table:table-cell table:style-name="ce3"/>
          <table:table-cell table:style-name="ce4" table:formula="of:=[.C7]/[.B7]" office:value-type="percentage" office:value="0.33595249787937" calcext:value-type="percentage">
            <text:p>3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eral Democrats</text:p>
          </table:table-cell>
          <table:table-cell office:value-type="float" office:value="20526" calcext:value-type="float">
            <text:p>20526</text:p>
          </table:table-cell>
          <table:table-cell office:value-type="float" office:value="4978" calcext:value-type="float">
            <text:p>4978</text:p>
          </table:table-cell>
          <table:table-cell office:value-type="float" office:value="978" calcext:value-type="float">
            <text:p>978</text:p>
          </table:table-cell>
          <table:table-cell office:value-type="float" office:value="1217" calcext:value-type="float">
            <text:p>1217</text:p>
          </table:table-cell>
          <table:table-cell/>
          <table:table-cell table:style-name="ce2" table:formula="of:=[.B8]/[.D8]" office:value-type="float" office:value="20.9877300613497" calcext:value-type="float">
            <text:p>21</text:p>
          </table:table-cell>
          <table:table-cell table:style-name="ce3"/>
          <table:table-cell table:style-name="ce4" table:formula="of:=[.C8]/[.B8]" office:value-type="percentage" office:value="0.242521679820715" calcext:value-type="percentage">
            <text:p>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P</text:p>
          </table:table-cell>
          <table:table-cell office:value-type="float" office:value="19317" calcext:value-type="float">
            <text:p>19317</text:p>
          </table:table-cell>
          <table:table-cell office:value-type="float" office:value="4528" calcext:value-type="float">
            <text:p>4528</text:p>
          </table:table-cell>
          <table:table-cell office:value-type="float" office:value="893" calcext:value-type="float">
            <text:p>893</text:p>
          </table:table-cell>
          <table:table-cell office:value-type="float" office:value="5027" calcext:value-type="float">
            <text:p>5027</text:p>
          </table:table-cell>
          <table:table-cell/>
          <table:table-cell table:style-name="ce2" table:formula="of:=[.B9]/[.D9]" office:value-type="float" office:value="21.6315789473684" calcext:value-type="float">
            <text:p>22</text:p>
          </table:table-cell>
          <table:table-cell table:style-name="ce3"/>
          <table:table-cell table:style-name="ce4" table:formula="of:=[.C9]/[.B9]" office:value-type="percentage" office:value="0.234404928301496" calcext:value-type="percentage">
            <text:p>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esa – Brexit</text:p>
          </table:table-cell>
          <table:table-cell office:value-type="float" office:value="3454" calcext:value-type="float">
            <text:p>3454</text:p>
          </table:table-cell>
          <table:table-cell office:value-type="float" office:value="1085" calcext:value-type="float">
            <text:p>1085</text:p>
          </table:table-cell>
          <table:table-cell office:value-type="float" office:value="240" calcext:value-type="float">
            <text:p>24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" table:formula="of:=[.B10]/[.D10]" office:value-type="float" office:value="14.3916666666667" calcext:value-type="float">
            <text:p>14</text:p>
          </table:table-cell>
          <table:table-cell table:style-name="ce3"/>
          <table:table-cell table:style-name="ce4" table:formula="of:=[.C10]/[.B10]" office:value-type="percentage" office:value="0.314128546612623" calcext:value-type="percentage">
            <text:p>3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byn – Terrorism</text:p>
          </table:table-cell>
          <table:table-cell office:value-type="float" office:value="1691" calcext:value-type="float">
            <text:p>1691</text:p>
          </table:table-cell>
          <table:table-cell office:value-type="float" office:value="644" calcext:value-type="float">
            <text:p>64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table:formula="of:=[.B11]/[.D11]" office:value-type="float" office:value="18.1827956989247" calcext:value-type="float">
            <text:p>18</text:p>
          </table:table-cell>
          <table:table-cell table:style-name="ce3"/>
          <table:table-cell table:style-name="ce4" table:formula="of:=[.C11]/[.B11]" office:value-type="percentage" office:value="0.380839739798935" calcext:value-type="percentage">
            <text:p>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tcher – Europe</text:p>
          </table:table-cell>
          <table:table-cell office:value-type="float" office:value="6069" calcext:value-type="float">
            <text:p>6069</text:p>
          </table:table-cell>
          <table:table-cell office:value-type="float" office:value="2072" calcext:value-type="float">
            <text:p>2072</text:p>
          </table:table-cell>
          <table:table-cell office:value-type="float" office:value="317" calcext:value-type="float">
            <text:p>317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" table:formula="of:=[.B12]/[.D12]" office:value-type="float" office:value="19.1451104100946" calcext:value-type="float">
            <text:p>19</text:p>
          </table:table-cell>
          <table:table-cell table:style-name="ce3"/>
          <table:table-cell table:style-name="ce4" table:formula="of:=[.C12]/[.B12]" office:value-type="percentage" office:value="0.341407151095732" calcext:value-type="percentage">
            <text:p>3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tcher – Grand</text:p>
          </table:table-cell>
          <table:table-cell office:value-type="float" office:value="4888" calcext:value-type="float">
            <text:p>4888</text:p>
          </table:table-cell>
          <table:table-cell office:value-type="float" office:value="1574" calcext:value-type="float">
            <text:p>1574</text:p>
          </table:table-cell>
          <table:table-cell office:value-type="float" office:value="267" calcext:value-type="float">
            <text:p>26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table:formula="of:=[.B13]/[.D13]" office:value-type="float" office:value="18.3071161048689" calcext:value-type="float">
            <text:p>18</text:p>
          </table:table-cell>
          <table:table-cell table:style-name="ce3"/>
          <table:table-cell table:style-name="ce4" table:formula="of:=[.C13]/[.B13]" office:value-type="percentage" office:value="0.322013093289689" calcext:value-type="percentage">
            <text:p>3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mp – Atlanta</text:p>
          </table:table-cell>
          <table:table-cell office:value-type="float" office:value="2332" calcext:value-type="float">
            <text:p>2332</text:p>
          </table:table-cell>
          <table:table-cell office:value-type="float" office:value="872" calcext:value-type="float">
            <text:p>872</text:p>
          </table:table-cell>
          <table:table-cell office:value-type="float" office:value="216" calcext:value-type="float">
            <text:p>216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table:formula="of:=[.B14]/[.D14]" office:value-type="float" office:value="10.7962962962963" calcext:value-type="float">
            <text:p>11</text:p>
          </table:table-cell>
          <table:table-cell table:style-name="ce3"/>
          <table:table-cell table:style-name="ce4" table:formula="of:=[.C14]/[.B14]" office:value-type="percentage" office:value="0.373927958833619" calcext:value-type="percentage">
            <text:p>3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y – Bafta</text:p>
          </table:table-cell>
          <table:table-cell office:value-type="float" office:value="3684" calcext:value-type="float">
            <text:p>3684</text:p>
          </table:table-cell>
          <table:table-cell office:value-type="float" office:value="1295" calcext:value-type="float">
            <text:p>1295</text:p>
          </table:table-cell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formula="of:=[.B15]/[.D15]" office:value-type="float" office:value="23.025" calcext:value-type="float">
            <text:p>23</text:p>
          </table:table-cell>
          <table:table-cell table:style-name="ce3"/>
          <table:table-cell table:style-name="ce4" table:formula="of:=[.C15]/[.B15]" office:value-type="percentage" office:value="0.351520086862106" calcext:value-type="percentage">
            <text:p>3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en’s speech 2016</text:p>
          </table:table-cell>
          <table:table-cell office:value-type="float" office:value="902" calcext:value-type="float">
            <text:p>902</text:p>
          </table:table-cell>
          <table:table-cell office:value-type="float" office:value="423" calcext:value-type="float">
            <text:p>423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formula="of:=[.B16]/[.D16]" office:value-type="float" office:value="17.6862745098039" calcext:value-type="float">
            <text:p>18</text:p>
          </table:table-cell>
          <table:table-cell table:style-name="ce3"/>
          <table:table-cell table:style-name="ce4" table:formula="of:=[.C16]/[.B16]" office:value-type="percentage" office:value="0.468957871396896" calcext:value-type="percentage">
            <text:p>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 – Manchester</text:p>
          </table:table-cell>
          <table:table-cell office:value-type="float" office:value="561" calcext:value-type="float">
            <text:p>561</text:p>
          </table:table-cell>
          <table:table-cell office:value-type="float" office:value="309" calcext:value-type="float">
            <text:p>309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[.B17]/[.D17]" office:value-type="float" office:value="9.19672131147541" calcext:value-type="float">
            <text:p>9</text:p>
          </table:table-cell>
          <table:table-cell table:style-name="ce3"/>
          <table:table-cell table:style-name="ce4" table:formula="of:=[.C17]/[.B17]" office:value-type="percentage" office:value="0.550802139037433" calcext:value-type="percentage">
            <text:p>55%</text:p>
          </table:table-cell>
          <table:table-cell table:number-columns-repeated="3"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Feuille1.G1:Feuille1.I1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21:17:36.375302025</meta:creation-date>
    <meta:generator>LibreOffice/5.1.6.2$Linux_X86_64 LibreOffice_project/10m0$Build-2</meta:generator>
    <dc:date>2017-06-20T22:22:45.765648897</dc:date>
    <meta:editing-duration>PT6M49S</meta:editing-duration>
    <meta:editing-cycles>2</meta:editing-cycles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1.G1:Feuille1.G17 Feuille1.I1:Feuille1.I17" chart:data-source-has-labels="row" svg:x="0.32cm" svg:y="0.18cm" svg:width="15.36cm" svg:height="8.64cm">
          <chartooo:coordinate-region svg:x="1.285cm" svg:y="0.38cm" svg:width="14.195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I2:Feuille1.I17" chart:label-cell-address="Feuille1.I1:Feuille1.I1" chart:class="chart:scatter">
            <chart:domain table:cell-range-address="Feuille1.G2:Feuille1.G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Unique word ratio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5101663585952">
                <text:p>20.5101663585952</text:p>
                <draw:g>
                  <svg:desc>Feuille1.G2:Feuille1.G17</svg:desc>
                </draw:g>
              </table:table-cell>
              <table:table-cell office:value-type="float" office:value="0.285328046142754">
                <text:p>0.285328046142754</text:p>
                <draw:g>
                  <svg:desc>Feuille1.I2:Feuille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1819757365685">
                <text:p>16.1819757365685</text:p>
              </table:table-cell>
              <table:table-cell office:value-type="float" office:value="0.348345292920638">
                <text:p>0.348345292920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317191283293">
                <text:p>19.317191283293</text:p>
              </table:table-cell>
              <table:table-cell office:value-type="float" office:value="0.303584858360491">
                <text:p>0.303584858360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2482269503546">
                <text:p>16.2482269503546</text:p>
              </table:table-cell>
              <table:table-cell office:value-type="float" office:value="0.405936272370144">
                <text:p>0.405936272370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4480519480519">
                <text:p>18.4480519480519</text:p>
              </table:table-cell>
              <table:table-cell office:value-type="float" office:value="0.455121436114044">
                <text:p>0.455121436114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7596314907873">
                <text:p>18.7596314907873</text:p>
              </table:table-cell>
              <table:table-cell office:value-type="float" office:value="0.33595249787937">
                <text:p>0.33595249787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9877300613497">
                <text:p>20.9877300613497</text:p>
              </table:table-cell>
              <table:table-cell office:value-type="float" office:value="0.242521679820715">
                <text:p>0.242521679820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6315789473684">
                <text:p>21.6315789473684</text:p>
              </table:table-cell>
              <table:table-cell office:value-type="float" office:value="0.234404928301496">
                <text:p>0.234404928301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3916666666667">
                <text:p>14.3916666666667</text:p>
              </table:table-cell>
              <table:table-cell office:value-type="float" office:value="0.314128546612623">
                <text:p>0.314128546612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1827956989247">
                <text:p>18.1827956989247</text:p>
              </table:table-cell>
              <table:table-cell office:value-type="float" office:value="0.380839739798935">
                <text:p>0.380839739798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1451104100946">
                <text:p>19.1451104100946</text:p>
              </table:table-cell>
              <table:table-cell office:value-type="float" office:value="0.341407151095732">
                <text:p>0.341407151095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3071161048689">
                <text:p>18.3071161048689</text:p>
              </table:table-cell>
              <table:table-cell office:value-type="float" office:value="0.322013093289689">
                <text:p>0.322013093289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7962962962963">
                <text:p>10.7962962962963</text:p>
              </table:table-cell>
              <table:table-cell office:value-type="float" office:value="0.373927958833619">
                <text:p>0.373927958833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025">
                <text:p>23.025</text:p>
              </table:table-cell>
              <table:table-cell office:value-type="float" office:value="0.351520086862106">
                <text:p>0.351520086862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6862745098039">
                <text:p>17.6862745098039</text:p>
              </table:table-cell>
              <table:table-cell office:value-type="float" office:value="0.468957871396896">
                <text:p>0.4689578713968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19672131147541">
                <text:p>9.19672131147541</text:p>
              </table:table-cell>
              <table:table-cell office:value-type="float" office:value="0.550802139037433">
                <text:p>0.550802139037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